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6e7a0" officeooo:paragraph-rsid="0006e7a0"/>
    </style:style>
    <style:style style:name="P2" style:family="paragraph" style:parent-style-name="Standard">
      <style:text-properties officeooo:rsid="00098e0f" officeooo:paragraph-rsid="00098e0f"/>
    </style:style>
    <style:style style:name="P3" style:family="paragraph" style:parent-style-name="Standard">
      <style:text-properties officeooo:rsid="000aee22" officeooo:paragraph-rsid="000aee22"/>
    </style:style>
    <style:style style:name="P4" style:family="paragraph" style:parent-style-name="Standard">
      <style:text-properties officeooo:paragraph-rsid="000aee22"/>
    </style:style>
    <style:style style:name="P5" style:family="paragraph" style:parent-style-name="Standard">
      <style:text-properties officeooo:rsid="000cb48e" officeooo:paragraph-rsid="000cb48e"/>
    </style:style>
    <style:style style:name="P6" style:family="paragraph" style:parent-style-name="Standard">
      <style:text-properties officeooo:rsid="000ce936" officeooo:paragraph-rsid="000ce936"/>
    </style:style>
    <style:style style:name="T1" style:family="text">
      <style:text-properties officeooo:rsid="000aee22"/>
    </style:style>
    <style:style style:name="T2" style:family="text">
      <style:text-properties officeooo:rsid="000cb48e"/>
    </style:style>
    <style:style style:name="T3" style:family="text">
      <style:text-properties officeooo:rsid="000e286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 FLANN based feature matching</text:p>
      <text:p text:style-name="P1"/>
      <text:p text:style-name="P1">Fast approximate nearest neighbour search</text:p>
      <text:p text:style-name="P1"/>
      <text:p text:style-name="P2">there are many computer vision algorithms but the most computational expensive part of these algorithms <text:s/>is “searching for the closest matches to high dimensional vectors”.</text:p>
      <text:p text:style-name="P2"/>
      <text:p text:style-name="P2">Ex:</text:p>
      <text:p text:style-name="P2"><text:s/>finding the best matches for local image features in large datasets. </text:p>
      <text:p text:style-name="P2"/>
      <text:p text:style-name="P3">The nearest neighbour search problem is used in many other applications. </text:p>
      <text:p text:style-name="P3">Ex: </text:p>
      <text:p text:style-name="P3"><text:tab/>machine learning</text:p>
      <text:p text:style-name="P3"><text:tab/>document retrieval</text:p>
      <text:p text:style-name="P3"><text:tab/>data compression</text:p>
      <text:p text:style-name="P3"><text:tab/>bioinformatics</text:p>
      <text:p text:style-name="P3"><text:tab/>data analysis</text:p>
      <text:p text:style-name="P3"/>
      <text:p text:style-name="P3">it is possible to define nearest neighbour search problem as follows. </text:p>
      <text:p text:style-name="P3"/>
      <text:p text:style-name="P3">Given a set of points P={p1,p2……..pn} in a vector space X.</text:p>
      <text:p text:style-name="P4"><text:span text:style-name="T1">thses points must be preprocessed in such a way that given a new query point q </text:span>∈</text:p>
      <text:p text:style-name="P3"><text:s/><text:span text:style-name="T2">X , finding the points in P that are nearest to q can be performed efficiently. </text:span></text:p>
      <text:p text:style-name="P5">Assume X is a Euclidean vector space</text:p>
      <text:p text:style-name="P5"/>
      <text:p text:style-name="P6">Through this FLANN approach , automatically algorithm configuration allows a user to achieve high performance in <text:s/>approximate nearest neighbour matching by calling single library routine. <text:s/>The user need only provide an example of the type of dataset that will be used and desired precission, and may optionally specify the importance of minimizing memory or build time rather than just search time. <text:span text:style-name="T3">All remaining steps of algorithm selection and parameter optimization are performed automatically. </text:span></text:p>
      <text:p text:style-name="P3"><text:tab/></text:p>
      <text:p text:style-name="P1"/>
      <text:p text:style-name="P2">References</text:p>
      <text:p text:style-name="P2"/>
      <text:p text:style-name="P2">Marius Muja, David G. Lowe. Fast Approximate Nearest Neighbors with Automatic Algorithm Configuration, 200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1T10:13:00.617113604</meta:creation-date>
    <meta:generator>LibreOffice/5.1.6.2$Linux_X86_64 LibreOffice_project/10m0$Build-2</meta:generator>
    <dc:date>2018-06-21T11:58:49.166014342</dc:date>
    <meta:editing-duration>PT7M23S</meta:editing-duration>
    <meta:editing-cycles>2</meta:editing-cycles>
    <meta:document-statistic meta:table-count="0" meta:image-count="0" meta:object-count="0" meta:page-count="1" meta:paragraph-count="21" meta:word-count="218" meta:character-count="1418" meta:non-whitespace-character-count="1203"/>
  </office:meta>
</office:document-meta>
</file>